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1" fo:language="pl" fo:country="PL"/>
    </style:style>
    <style:style style:name="P2" style:family="paragraph" style:parent-style-name="Text_20_body">
      <style:text-properties style:font-name="Calibri1"/>
    </style:style>
    <style:style style:name="P3" style:family="paragraph" style:parent-style-name="Dialog">
      <style:text-properties style:font-name="Calibri1"/>
    </style:style>
    <style:style style:name="P4" style:family="paragraph" style:parent-style-name="Endnote">
      <style:text-properties fo:language="pl" fo:country="PL"/>
    </style:style>
    <style:style style:name="P5" style:family="paragraph" style:parent-style-name="Wierszyk">
      <style:paragraph-properties fo:margin-left="1.249cm" fo:margin-right="0cm" fo:text-indent="0cm" style:auto-text-indent="false"/>
    </style:style>
    <style:style style:name="P6" style:family="paragraph" style:parent-style-name="Wierszyk">
      <style:paragraph-properties fo:margin-left="1.249cm" fo:margin-right="0cm" fo:text-indent="0cm" style:auto-text-indent="false"/>
      <style:text-properties style:font-name="Calibri"/>
    </style:style>
    <style:style style:name="P7" style:family="paragraph" style:parent-style-name="Dialog">
      <style:paragraph-properties fo:margin-left="0cm" fo:margin-right="0cm" fo:text-indent="0cm" style:auto-text-indent="false"/>
      <style:text-properties style:font-name="Calibri1"/>
    </style:style>
    <style:style style:name="P8" style:family="paragraph" style:parent-style-name="Heading" style:master-page-name="Standard">
      <style:paragraph-properties style:page-number="auto"/>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T1" style:family="text">
      <style:text-properties style:font-name="Calibri1"/>
    </style:style>
    <style:style style:name="T2" style:family="text">
      <style:text-properties style:font-name="Calibri1" fo:language="pl" fo:country="PL"/>
    </style:style>
    <style:style style:name="T3" style:family="text">
      <style:text-properties style:font-name="Calibri"/>
    </style:style>
    <style:style style:name="T4" style:family="text">
      <style:text-properties style:font-name="Calibri" fo:background-color="transparent"/>
    </style:style>
    <style:style style:name="T5" style:family="text">
      <style:text-properties style:font-name="Calibri" fo:language="pl" fo:country="PL"/>
    </style:style>
    <style:style style:name="T6" style:family="text">
      <style:text-properties style:font-name="Arial1" style:font-name-asian="Microsoft YaHei" style:font-name-complex="Mangal"/>
    </style:style>
    <style:style style:name="T7" style:family="text">
      <style:text-properties style:font-name="Arial"/>
    </style:style>
    <style:style style:name="T8" style:family="text">
      <style:text-properties fo:language="pl" fo:country="PL"/>
    </style:style>
    <style:style style:name="T9" style:family="text">
      <style:text-properties style:font-name="Calibri1"/>
    </style:style>
    <style:style style:name="T10" style:family="text">
      <style:text-properties style:font-name="Calibri1" fo:language="pl" fo:country="P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ynastia Sobieskich – tom II, „Pola Chwa<text:span text:style-name="T6">ł</text:span><text:span text:style-name="T7">y</text:span>”</text:p>
      <text:list xml:id="list1085236308841834906" text:style-name="Outline">
        <text:list-item>
          <text:h text:style-name="Heading_20_2" text:outline-level="1"/>
        </text:list-item>
      </text:list>
      <text:p text:style-name="P2"/>
      <text:p text:style-name="Text_20_body">Na jesieni 1674 roku w ca<text:span text:style-name="T1">ł</text:span>ej Rzeczypospolitej ludzie dyskutowali nad znakiem niezwyk<text:span text:style-name="T1">ł</text:span>ym, <text:span text:style-name="T1">ż</text:span>e oto nie tylko bociany i insze letnie ptaki, lecz tak<text:span text:style-name="T1">ż</text:span>e kruki i wrony na po<text:span text:style-name="T1">ł</text:span>udnie odlatywa<text:span text:style-name="T1">ł</text:span>y. Obawiano si<text:span text:style-name="T1">ę</text:span> powszechnie, i<text:span text:style-name="T1">ż</text:span> ci<text:span text:style-name="T1">ęż</text:span>k<text:span text:style-name="T1">ą</text:span> zim<text:span text:style-name="T1">ę to zapowiada, jednak ptaki te żarłoczne nie do ciepłych krajów, lecz tylko na Podole się udawały. Spodziewały się tam bowiem, <text:s/></text:span>zadziwiaj<text:span text:style-name="T1">ą</text:span>cym instynktem czy te<text:span text:style-name="T1">ż</text:span> wol<text:span text:style-name="T1">ą</text:span> Bosk<text:span text:style-name="T1">ą</text:span> prowadzone, wielkich pochod<text:span text:style-name="T1">ó</text:span>w wojskowych i bitew walnych.</text:p>
      <text:p text:style-name="Text_20_body">Su<text:span text:style-name="T1">ł</text:span>tan turecki i jego doradcy wojskowi w Konstantynopolu r<text:span text:style-name="T1">ó</text:span>wnie<text:span text:style-name="T1">ż</text:span> o walkach na Podolu my<text:span text:style-name="T1">ś</text:span>leli. Rozejm z Rzeczpospolit<text:span text:style-name="T1">ą</text:span> by<text:span text:style-name="T1">ł</text:span> w oczywisty spos<text:span text:style-name="T1">ó</text:span>b tymczasowy, Polacy na pewno o Kamie<text:span text:style-name="T1">ń</text:span>cu nie zapomn<text:span text:style-name="T1">ą</text:span>. Wiosenna ofensywa wojsk tureckich przeciwko Rosji zako<text:span text:style-name="T1">ń</text:span>czy<text:span text:style-name="T1">ł</text:span>a si<text:span text:style-name="T1">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T1"><text:note text:id="ftn1" text:note-class="endnote"><text:note-citation>1</text:note-citation><text:note-body><text:p text:style-name="P4">Tak po kampanii 1672 roku Tatarzy i Turcy nazywali Jana Sobieskiego.</text:p></text:note-body></text:note></text:span><text:span text:style-name="T1">.</text:span></text:p>
      <text:p text:style-name="Text_20_body">Francuscy doradcy su<text:span text:style-name="T1">ł</text:span>tana, tak ochoczo go do wojny z Rosj<text:span text:style-name="T1">ą</text:span> namawiaj<text:span text:style-name="T1">ą</text:span>cy, teraz nabrali wody w usta. Nic o gotowo<text:span text:style-name="T1">ś</text:span>ci bojowej Lach<text:span text:style-name="T1">ó</text:span>w m<text:span text:style-name="T1">ó</text:span>wi<text:span text:style-name="T1">ć</text:span> nie chcieli, wi<text:span text:style-name="T1">ę</text:span>cej, do rozm<text:span text:style-name="T1">ó</text:span>w pokojowych namawiali, do zwrotu Polakom Kamie<text:span text:style-name="T1">ń</text:span>ca nawet przekonuj<text:span text:style-name="T1">ą</text:span>c. Przekl<text:span text:style-name="T1">ę</text:span>ci giaurzy, poradzi sobie su<text:span text:style-name="T1">ł</text:span>tan i bez ich rad. Przecie<text:span text:style-name="T1">ż</text:span> tam, gdzie szatndar Proroka raz zosta<text:span text:style-name="T1">ł</text:span> zatkni<text:span text:style-name="T1">ę</text:span>ty, su<text:span text:style-name="T1">ł</text:span>ta<text:span text:style-name="T1">ń</text:span>ska w<text:span text:style-name="T1">ł</text:span>adza pozosta<text:span text:style-name="T1">ć</text:span> musi na wieki. Przeto zwo<text:span text:style-name="T1">ł</text:span>a<text:span text:style-name="T1">ł</text:span> su<text:span text:style-name="T1">ł</text:span>tan dow<text:span text:style-name="T1">ó</text:span>dc<text:span text:style-name="T1">ó</text:span>w, wezwa<text:span text:style-name="T1">ł</text:span> wojska jakie mu pozosta<text:span text:style-name="T1">ł</text:span>y, wystawi<text:span text:style-name="T1">ć</text:span> kaza<text:span text:style-name="T1">ł</text:span> nowe, by na odsiecz Kamie<text:span text:style-name="T1">ń</text:span>cowi od spodziewanego ataku Polak<text:span text:style-name="T1">ó</text:span>w je wys<text:span text:style-name="T1">ł</text:span>a<text:span text:style-name="T1">ć</text:span>. Pop<text:span text:style-name="T1">ł</text:span>yn<text:span text:style-name="T1">ęł</text:span>y zatem nawo<text:span text:style-name="T1">ł</text:span>ywania muezin<text:span text:style-name="T1">ó</text:span>w, pop<text:span text:style-name="T1">ł</text:span>yn<text:span text:style-name="T1">ęł</text:span>y rozkazy basz<text:span text:style-name="T1">ó</text:span>w, pop<text:span text:style-name="T1">ł</text:span>yn<text:span text:style-name="T1">ęł</text:span>y te<text:span text:style-name="T1">ż</text:span> pieni<text:span text:style-name="T1">ą</text:span>dze, i wojska gromadzi<text:span text:style-name="T1">ć</text:span> si<text:span text:style-name="T1">ę</text:span> pocz<text:span text:style-name="T1">ęł</text:span>y.</text:p>
      <text:p text:style-name="Text_20_body">R<text:span text:style-name="T1">ó</text:span>wnie<text:span text:style-name="T1">ż</text:span> do Tatar<text:span text:style-name="T1">ó</text:span>w w Bia<text:span text:style-name="T1">ł</text:span>ogrodzie wezwanie su<text:span text:style-name="T1">ł</text:span>tana dotar<text:span text:style-name="T1">ł</text:span>o, z niewielkim odzewem si<text:span text:style-name="T1">ę</text:span> jednak spotka<text:span text:style-name="T1">ł</text:span>o. Zbyt <text:span text:style-name="T1">ś</text:span>wie<text:span text:style-name="T1">ż</text:span>a by<text:span text:style-name="T1">ł</text:span>a pami<text:span text:style-name="T1">ęć</text:span> pogromu pod Niemirowem, zbyt wielkie nadzieje na pok<text:span text:style-name="T1">ó</text:span>j i handel z Lechistanem. Chan zwo<text:span text:style-name="T1">ł</text:span>a<text:span text:style-name="T1">ł</text:span> więc starszych, aby oni podj<text:span text:style-name="T1">ę</text:span>li decyzj<text:span text:style-name="T1">ę</text:span> - odmown<text:span text:style-name="T1">ą</text:span> zapewne - i pomogli zredagowa<text:span text:style-name="T1">ć</text:span> odpowied<text:span text:style-name="T1">ź</text:span> wymijaj<text:span text:style-name="T1">ą</text:span>c<text:span text:style-name="T1">ą</text:span> su<text:span text:style-name="T1">ł</text:span>tanowi. Med<text:span text:style-name="T1">ż</text:span>i Gerej s<text:span text:style-name="T1">ł</text:span>ucha<text:span text:style-name="T1">ł</text:span> teraz, jak na wiecu przemawia<text:span text:style-name="T1">ł</text:span> jego ojciec, na wszelkie mo<text:span text:style-name="T1">ż</text:span>liwe sposoby argumentuj<text:span text:style-name="T1">ą</text:span>c, i<text:span text:style-name="T1">ż</text:span> Islam religi<text:span text:style-name="T1">ą</text:span> pokoju jest. Koran wszak nakazuje mi<text:span text:style-name="T1">ł</text:span>owa<text:span text:style-name="T1">ć</text:span> Ludy Ksi<text:span text:style-name="T1">ę</text:span>gi, prawie <text:span text:style-name="T1">ż</text:span>e braci w wierze. Godzi si<text:span text:style-name="T1">ę</text:span> handlowa<text:span text:style-name="T1">ć</text:span> nawet z niewiernymi, bogaci<text:span text:style-name="T1">ć</text:span> si<text:span text:style-name="T1">ę</text:span> i tym bogactwem Boga Jedynego rozs<text:span text:style-name="T1">ł</text:span>awia<text:span text:style-name="T1">ć</text:span>, miast na zgub<text:span text:style-name="T1">ę</text:span> pewn<text:span text:style-name="T1">ą</text:span> m<text:span text:style-name="T1">ł</text:span>odzie<text:span text:style-name="T1">ń</text:span>c<text:span text:style-name="T1">ó</text:span>w, dobytek i konie nawet <text:span text:style-name="T1">na wojn</text:span><text:span text:style-name="T1">ę</text:span><text:span text:style-name="T1"> wysy</text:span><text:span text:style-name="T1">ł</text:span><text:span text:style-name="T1">a</text:span><text:span text:style-name="T1">ć</text:span>.</text:p>
      <text:p text:style-name="Text_20_body">Med<text:span text:style-name="T1">ż</text:span>i wr<text:span text:style-name="T1">ó</text:span>ci<text:span text:style-name="T1">ł</text:span> do baraku niedaleko nabrze<text:span text:style-name="T1">ż</text:span>a, gdzie wraz z bra<text:span text:style-name="T1">ć</text:span>mi wysy<text:span text:style-name="T1">ł</text:span>k<text:span text:style-name="T1">ę</text:span> towaru przygotowywa<text:span text:style-name="T1">ł</text:span>. By<text:span text:style-name="T1">ł</text:span>y to siod<text:span text:style-name="T1">ł</text:span>a z Gruzji, kt<text:span text:style-name="T1">ó</text:span>re obijali w tkanin<text:span text:style-name="T1">ę</text:span> persk<text:span text:style-name="T1">ą</text:span>, kt<text:span text:style-name="T1">ó</text:span>ra tak naprawd<text:span text:style-name="T1">ę</text:span> z Salonik pochodzi<text:span text:style-name="T1">ł</text:span>a, a nast<text:span text:style-name="T1">ę</text:span>pnie sprzedawali z du<text:span text:style-name="T1">ż</text:span>ym zyskiem bejom tureckim i tatarskim. Teraz popyt na siod<text:span text:style-name="T1">ł</text:span>a te musia<text:span text:style-name="T1">ł</text:span> wzrosn<text:span text:style-name="T1">ąć</text:span>, a <text:span text:style-name="T1">ż</text:span>e pogoda dopisywa<text:span text:style-name="T1">ł</text:span>a - chwa<text:span text:style-name="T1">ł</text:span>a Allachowi mi<text:span text:style-name="T1">ł</text:span>o<text:span text:style-name="T1">ś</text:span>ciwemu - i statki z Gruzji mog<text:span text:style-name="T1">ł</text:span>y bezpiecznie p<text:span text:style-name="T1">ł</text:span>yn<text:span text:style-name="T1">ąć</text:span> wzd<text:span text:style-name="T1">ł</text:span>u<text:span text:style-name="T1">ż</text:span> po<text:span text:style-name="T1">ł</text:span>udniowego wybrze<text:span text:style-name="T1">ża Morza Czarnego, spodziewano się pokaźnych przychodów. Nie takich, jak za czas</text:span><text:span text:style-name="T1">ó</text:span><text:span text:style-name="T1">w pokoju z Lechistanem, kt</text:span><text:span text:style-name="T1">ó</text:span><text:span text:style-name="T1">ry skupowa</text:span><text:span text:style-name="T1">ł</text:span><text:span text:style-name="T1"> ka</text:span><text:span text:style-name="T1">ż</text:span><text:span text:style-name="T1">d</text:span><text:span text:style-name="T1">ą</text:span><text:span text:style-name="T1"> ilo</text:span><text:span text:style-name="T1">ść</text:span><text:span text:style-name="T1"> koni, a eksportowa</text:span><text:span text:style-name="T1">ł</text:span><text:span text:style-name="T1"> czasem klacze a przede wszystkim tkaniny, sukna i ubrania. Ale ka</text:span><text:span text:style-name="T1">ż</text:span><text:span text:style-name="T1">dy doch</text:span><text:span text:style-name="T1">ó</text:span><text:span text:style-name="T1">d z handlu jest lepszy ni</text:span><text:span text:style-name="T1">ż</text:span><text:span text:style-name="T1"> niepewny</text:span><text:span text:style-name="T1"> łup na wojnie ze Lwem Lechistanu.</text:span></text:p>
      <text:p text:style-name="Text_20_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text:span text:style-name="T1">ó</text:span><text:span text:style-name="T3">rych los by</text:span><text:span text:style-name="T1">ł</text:span><text:span text:style-name="T3"> straszliwy. Tysi</text:span><text:span text:style-name="T1">ą</text:span><text:span text:style-name="T3">ce tych wio</text:span><text:span text:style-name="T1">ś</text:span><text:span text:style-name="T3">larzy stanowi</text:span><text:span text:style-name="T1">ł</text:span><text:span text:style-name="T3">o podstaw</text:span><text:span text:style-name="T1">ę</text:span><text:span text:style-name="T3"> pot</text:span><text:span text:style-name="T1">ę</text:span><text:span text:style-name="T3">gi morskiej su</text:span><text:span text:style-name="T1">ł</text:span><text:span text:style-name="T3">tana, a przeklinali go </text:span><text:soft-page-break/><text:span text:style-name="T3">codziennie, gnij</text:span><text:span text:style-name="T1">ą</text:span><text:span text:style-name="T3">c za </text:span><text:span text:style-name="T1">ż</text:span><text:span text:style-name="T3">ycia przy wio</text:span><text:span text:style-name="T1">ś</text:span><text:span text:style-name="T3">le, przykuci latami do tej samej </text:span><text:span text:style-name="T1">ł</text:span><text:span text:style-name="T3">awki, nios</text:span><text:span text:style-name="T1">ąc chwałę swego ciemiężyciela po morzach świata.</text:span><text:span text:style-name="T3"> Wybawieniem od tego losu mog</text:span><text:span text:style-name="T1">ł</text:span><text:span text:style-name="T3">a by</text:span><text:span text:style-name="T1">ć</text:span><text:span text:style-name="T3"> jedynie </text:span><text:span text:style-name="T1">ś</text:span><text:span text:style-name="T3">mier</text:span><text:span text:style-name="T1">ć</text:span><text:span text:style-name="T3"> - w odm</text:span><text:span text:style-name="T1">ę</text:span><text:span text:style-name="T3">tach w czasie burzy, lub w </text:span><text:span text:style-name="T1">płomieniach podczas bitwy z flotą jakąś chrześcijańską. Marną pociechą dla tych dawnych poddanych Rzeczypospolitej było to, że na pewno nie będzie to flota ze znakami Sobieskiego, bo przecie flotą wojenną Rzeczpospolita w owym czasie nie dysponowała.</text:span></text:p>
      <text:p text:style-name="Text_20_body">Sobieski za<text:span text:style-name="T1">ś</text:span><text:span text:style-name="T3"> wojska sposobi</text:span><text:span text:style-name="T1">ł</text:span><text:span text:style-name="T3">. Formowa</text:span><text:span text:style-name="T1">ł</text:span><text:span text:style-name="T3">y si</text:span><text:span text:style-name="T1">ę</text:span><text:span text:style-name="T3"> oddzia</text:span><text:span text:style-name="T1">ł</text:span><text:span text:style-name="T3">y nowe wsz</text:span><text:span text:style-name="T1">ę</text:span><text:span text:style-name="T3">dzie tam, dok</text:span><text:span text:style-name="T1">ą</text:span><text:span text:style-name="T3">d w</text:span><text:span text:style-name="T1">ł</text:span><text:span text:style-name="T3">adza nowego kr</text:span><text:span text:style-name="T1">ó</text:span><text:span text:style-name="T3">la si</text:span><text:span text:style-name="T1">ę</text:span><text:span text:style-name="T3">ga</text:span><text:span text:style-name="T1">ł</text:span><text:span text:style-name="T3">a, a zatem na Mazowszu, w Ma</text:span><text:span text:style-name="T1">ł</text:span><text:span text:style-name="T3">opolsce, na Rusi i Wo</text:span><text:span text:style-name="T1">ł</text:span><text:span text:style-name="T3">yniu, i nawet w Wielkopolsce niespokojnej buntami. Maszerowa</text:span><text:span text:style-name="T1">ł</text:span><text:span text:style-name="T3">a piechota cudzoziemskiego zaci</text:span><text:span text:style-name="T1">ą</text:span><text:span text:style-name="T3">gu z Prus Kr</text:span><text:span text:style-name="T1">ó</text:span><text:span text:style-name="T3">lewskich i r</text:span><text:span text:style-name="T1">ó</text:span><text:span text:style-name="T3">wnie</text:span><text:span text:style-name="T1">ż</text:span><text:span text:style-name="T3"> ze </text:span><text:span text:style-name="T1">Ś</text:span><text:span text:style-name="T3">l</text:span><text:span text:style-name="T1">ą</text:span><text:span text:style-name="T3">ska nieliczne oddzia</text:span><text:span text:style-name="T1">ł</text:span><text:span text:style-name="T3">y, kt</text:span><text:span text:style-name="T1">ó</text:span><text:span text:style-name="T3">re zaci</text:span><text:span text:style-name="T1">ą</text:span><text:span text:style-name="T3">gni</text:span><text:span text:style-name="T1">ę</text:span><text:span text:style-name="T3">to, nim cesarz zaci</text:span><text:span text:style-name="T1">ą</text:span><text:span text:style-name="T3">g</text:span><text:span text:style-name="T1">ó</text:span><text:span text:style-name="T3">w dla Sobieskiego zabroni</text:span><text:span text:style-name="T1">ł</text:span><text:span text:style-name="T3">, niespokojny o los Pac</text:span><text:span text:style-name="T1">ó</text:span><text:span text:style-name="T3">w i innych swoich poplecznik</text:span><text:span text:style-name="T1">ó</text:span><text:span text:style-name="T3">w. Nadchodzili rajtarzy z Kurlandii, dla podniesienia ducha pobo</text:span><text:span text:style-name="T1">ż</text:span><text:span text:style-name="T3">ne lutera</text:span><text:span text:style-name="T1">ń</text:span><text:span text:style-name="T3">skie pie</text:span><text:span text:style-name="T1">ś</text:span><text:span text:style-name="T3">ni </text:span><text:span text:style-name="T1">ś</text:span><text:span text:style-name="T3">piewaj</text:span><text:span text:style-name="T1">ą</text:span><text:span text:style-name="T3">c. Polscy je</text:span><text:span text:style-name="T1">ź</text:span><text:span text:style-name="T3">d</text:span><text:span text:style-name="T1">ź</text:span><text:span text:style-name="T3">cy </text:span><text:span text:style-name="T1">ś</text:span><text:span text:style-name="T3">piewali </text:span><text:span text:style-name="T4">tymczasem</text:span><text:span text:style-name="T3">:</text:span></text:p>
      <text:p text:style-name="P5"><text:span text:style-name="T3">„Idzie </text:span><text:span text:style-name="T1">ż</text:span><text:span text:style-name="T3">o</text:span><text:span text:style-name="T1">ł</text:span><text:span text:style-name="T3">nierz borem, lasem</text:span></text:p>
      <text:p text:style-name="P5"><text:span text:style-name="T3">Przymieraj</text:span><text:span text:style-name="T1">ą</text:span><text:span text:style-name="T3">c z g</text:span><text:span text:style-name="T1">ł</text:span><text:span text:style-name="T3">odu czasem.</text:span></text:p>
      <text:p text:style-name="P6">Suknia na nim nie blakuje,</text:p>
      <text:p text:style-name="P6">Wiatr dziurami przelatuje.</text:p>
      <text:p text:style-name="P5"><text:span text:style-name="T3">Chocia</text:span><text:span text:style-name="T1">ż</text:span><text:span text:style-name="T3"> </text:span><text:span text:style-name="T1">ż</text:span><text:span text:style-name="T3">o</text:span><text:span text:style-name="T1">ł</text:span><text:span text:style-name="T3">nierz nie odziany,</text:span></text:p>
      <text:p text:style-name="P5"><text:span text:style-name="T3">Przecie p</text:span><text:span text:style-name="T1">ó</text:span><text:span text:style-name="T3">jdzie mi</text:span><text:span text:style-name="T1">ę</text:span><text:span text:style-name="T3">dzy pany.</text:span></text:p>
      <text:p text:style-name="P5"><text:span text:style-name="T3">Trza </text:span><text:span text:style-name="T1">ż</text:span><text:span text:style-name="T3">o</text:span><text:span text:style-name="T1">ł</text:span><text:span text:style-name="T3">nierza poratowa</text:span><text:span text:style-name="T1">ć</text:span><text:span text:style-name="T3">,</text:span></text:p>
      <text:p text:style-name="P5"><text:span text:style-name="T3">Soli jemu nie </text:span><text:span text:style-name="T1">ż</text:span><text:span text:style-name="T3">a</text:span><text:span text:style-name="T1">ł</text:span><text:span text:style-name="T3">owa</text:span><text:span text:style-name="T1">ć</text:span><text:span text:style-name="T3">.</text:span></text:p>
      <text:p text:style-name="P5"><text:span text:style-name="T3">Wtenczas </text:span><text:span text:style-name="T1">ż</text:span><text:span text:style-name="T3">o</text:span><text:span text:style-name="T1">ł</text:span><text:span text:style-name="T3">nierza szanuj</text:span><text:span text:style-name="T1">ą</text:span><text:span text:style-name="T3">,</text:span></text:p>
      <text:p text:style-name="P5"><text:span text:style-name="T3">Kiedy trwog</text:span><text:span text:style-name="T1">ę</text:span><text:span text:style-name="T3"> na si</text:span><text:span text:style-name="T1">ę</text:span><text:span text:style-name="T3"> czuj</text:span><text:span text:style-name="T1">ą</text:span><text:span text:style-name="T3">”</text:span></text:p>
      <text:p text:style-name="Text_20_body"><text:span text:style-name="T3">A kraj trwog</text:span><text:span text:style-name="T1">ę</text:span><text:span text:style-name="T3"> czuj</text:span><text:span text:style-name="T1">ą</text:span><text:span text:style-name="T3">cy na wypraw</text:span><text:span text:style-name="T1">ę</text:span><text:span text:style-name="T3"> wojenn</text:span><text:span text:style-name="T1">ą</text:span><text:span text:style-name="T3"> się zdoby</text:span><text:span text:style-name="T1">ł</text:span><text:span text:style-name="T3"> i obficie wojska opatrzy</text:span><text:span text:style-name="T1">ł</text:span><text:span text:style-name="T3">. Nadspodziewanie pilnie p</text:span><text:span text:style-name="T1">ł</text:span><text:span text:style-name="T3">aci</text:span><text:span text:style-name="T1">ł</text:span><text:span text:style-name="T3">a szlachta, duchowie</text:span><text:span text:style-name="T1">ń</text:span><text:span text:style-name="T3">stwo i mieszczanie nowe podatki wsz</text:span><text:span text:style-name="T1">ę</text:span><text:span text:style-name="T3">dzie tam, gdzie sejmiki Konstytucj</text:span><text:span text:style-name="T1">ę</text:span><text:span text:style-name="T3"> 1674 roku wprowadzi</text:span><text:span text:style-name="T1">ł</text:span><text:span text:style-name="T3">y. Wi</text:span><text:span text:style-name="T1">ę</text:span><text:span text:style-name="T3">cej jeszcze dochod</text:span><text:span text:style-name="T1">ó</text:span><text:span text:style-name="T3">w skarbowi kr</text:span><text:span text:style-name="T1">ó</text:span><text:span text:style-name="T3">lewskiemu przynios</text:span><text:span text:style-name="T1">ł</text:span><text:span text:style-name="T3">a licytacja d</text:span><text:span text:style-name="T1">ó</text:span><text:span text:style-name="T3">br skonfiskowanych przeciwnikom politycznym Sobieskiego, przez trybuna</text:span><text:span text:style-name="T1">ł</text:span><text:span text:style-name="T3">y teraz zdrajcami demokracji szlacheckiej nazwanymi, bo przeciw prawom nowym na sejmie tak praworz</text:span><text:span text:style-name="T1">ą</text:span><text:span text:style-name="T3">dnie ustanowionym wyst</text:span><text:span text:style-name="T1">ę</text:span><text:span text:style-name="T3">puj</text:span><text:span text:style-name="T1">ą</text:span><text:span text:style-name="T3">cym. Te konfiskaty jednak Sobieskiemu niejednokrotnie przeciwnik</text:span><text:span text:style-name="T1">ó</text:span><text:span text:style-name="T3">w nowych przysparza</text:span><text:span text:style-name="T1">ł</text:span><text:span text:style-name="T3">y, w wielu prowincjach rokoszem gro</text:span><text:span text:style-name="T1">żą</text:span><text:span text:style-name="T3">cych, on zatem zaleca</text:span><text:span text:style-name="T1">ł</text:span><text:span text:style-name="T3"> trybuna</text:span><text:span text:style-name="T1">ł</text:span><text:span text:style-name="T3">om pow</text:span><text:span text:style-name="T1">ś</text:span><text:span text:style-name="T3">ci</text:span><text:span text:style-name="T1">ą</text:span><text:span text:style-name="T3">gliwo</text:span><text:span text:style-name="T1">ść</text:span><text:span text:style-name="T3"> a i sam cz</text:span><text:span text:style-name="T1">ę</text:span><text:span text:style-name="T3">sto </text:span><text:span text:style-name="T1">ł</text:span><text:span text:style-name="T3">ask</text:span><text:span text:style-name="T1">ę</text:span><text:span text:style-name="T3"> okazywa</text:span><text:span text:style-name="T1">ł</text:span><text:span text:style-name="T3">. P</text:span><text:span text:style-name="T1">ł</text:span><text:span text:style-name="T3">aci</text:span><text:span text:style-name="T1">ł</text:span><text:span text:style-name="T3"> zatem </text:span><text:span text:style-name="T1">ż</text:span><text:span text:style-name="T3">o</text:span><text:span text:style-name="T1">ł</text:span><text:span text:style-name="T3">nierzom swym </text:span><text:span text:style-name="T1">ż</text:span><text:span text:style-name="T3">o</text:span><text:span text:style-name="T1">ł</text:span><text:span text:style-name="T3">d w asygnatach na poczet dochod</text:span><text:span text:style-name="T1">ó</text:span><text:span text:style-name="T3">w przysz</text:span><text:span text:style-name="T1">ł</text:span><text:span text:style-name="T3">ych, tylko pierwsz</text:span><text:span text:style-name="T1">ą</text:span><text:span text:style-name="T3"> rat</text:span><text:span text:style-name="T1">ę dla wojsk świeżo zaciągniętych kazał wypłacać monetą, dla zachęty.</text:span></text:p>
      <text:p text:style-name="P2">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_20_body"><text:span text:style-name="T1">Wkr</text:span><text:span text:style-name="T1">ó</text:span><text:span text:style-name="T1">tce po</text:span><text:span text:style-name="T1">ż</text:span><text:span text:style-name="T1">a</text:span><text:span text:style-name="T1">ł</text:span><text:span text:style-name="T1">owa</text:span><text:span text:style-name="T1">ł</text:span><text:span text:style-name="T1"> swej decyzji. Peter wyobra</text:span><text:span text:style-name="T1">ż</text:span><text:span text:style-name="T1">a</text:span><text:span text:style-name="T1">ł</text:span><text:span text:style-name="T1"> sobie wojaczk</text:span><text:span text:style-name="T1">ę</text:span><text:span text:style-name="T1"> jako pe</text:span><text:span text:style-name="T1">ł</text:span><text:span text:style-name="T1">n</text:span><text:span text:style-name="T1">ą</text:span><text:span text:style-name="T1"> trud</text:span><text:span text:style-name="T1">ó</text:span><text:span text:style-name="T1">w, lecz tu nie na wojn</text:span><text:span text:style-name="T1">ę</text:span><text:span text:style-name="T1"> ani na s</text:span><text:span text:style-name="T1">ł</text:span><text:span text:style-name="T1">u</text:span><text:span text:style-name="T1">ż</text:span><text:span text:style-name="T1">b</text:span><text:span text:style-name="T1">ę</text:span><text:span text:style-name="T1"> wartownicz</text:span><text:span text:style-name="T1">ą</text:span><text:span text:style-name="T1"> go wys</text:span><text:span text:style-name="T1">ł</text:span><text:span text:style-name="T1">ano, jeno wraz z innymi nieszcz</text:span><text:span text:style-name="T1">ęś</text:span><text:span text:style-name="T1">nikami nieko</text:span><text:span text:style-name="T1">ń</text:span><text:span text:style-name="T1">cz</text:span><text:span text:style-name="T1">ą</text:span><text:span text:style-name="T1">cym si</text:span><text:span text:style-name="T1">ę</text:span><text:span text:style-name="T1"> </text:span><text:span text:style-name="T1">ć</text:span><text:span text:style-name="T1">wiczeniom poddano. Dryl bez celu i bez sensu odbywa</text:span><text:span text:style-name="T1">ł</text:span><text:span text:style-name="T1"> si</text:span><text:span text:style-name="T1">ę</text:span><text:span text:style-name="T1"> dzie</text:span><text:span text:style-name="T1">ń</text:span><text:span text:style-name="T1"> i noc. Nawet broni im nie dano, tylko obroty a marsze godzinami </text:span><text:span text:style-name="T1">ć</text:span><text:span text:style-name="T1">wiczono, a nawet godzinami na deszczu sta</text:span><text:span text:style-name="T1">ć</text:span><text:span text:style-name="T1"> </text:span><text:soft-page-break/><text:span text:style-name="T1">kazano. Wrzask feldwebela towarzyszy</text:span><text:span text:style-name="T1">ł</text:span><text:span text:style-name="T1"> rekrutom rano i wiecorem, i w czasie posi</text:span><text:span text:style-name="T1">ł</text:span><text:span text:style-name="T1">ku, z ma</text:span><text:span text:style-name="T1">łą</text:span><text:span text:style-name="T1"> jeno przerw</text:span><text:span text:style-name="T1">ą</text:span><text:span text:style-name="T1"> na modlitw</text:span><text:span text:style-name="T1">ę</text:span><text:span text:style-name="T1"> codzienn</text:span><text:span text:style-name="T1">ą</text:span><text:span text:style-name="T1">, te</text:span><text:span text:style-name="T1">ż</text:span><text:span text:style-name="T1"> w szeregu odbywaj</text:span><text:span text:style-name="T1">ą</text:span><text:span text:style-name="T1">c</text:span><text:span text:style-name="T1">ą</text:span><text:span text:style-name="T1"> si</text:span><text:span text:style-name="T1">ę</text:span><text:span text:style-name="T1">. Peter nie widzia</text:span><text:span text:style-name="T1">ł</text:span><text:span text:style-name="T1"> sensu w tym wszystkim i nienawidzi</text:span><text:span text:style-name="T1">ł</text:span><text:span text:style-name="T1"> deszcz, feldwebela, brak snu, i siebie za pochopn</text:span><text:span text:style-name="T1">ą</text:span><text:span text:style-name="T1"> decyzj</text:span><text:span text:style-name="T1">ę</text:span><text:span text:style-name="T1"> zaci</text:span><text:span text:style-name="T1">ą</text:span><text:span text:style-name="T1">gni</text:span><text:span text:style-name="T1">ę</text:span><text:span text:style-name="T1">cia si</text:span><text:span text:style-name="T1">ę</text:span><text:span text:style-name="T1">. Po pewnym czasie jednak przesta</text:span><text:span text:style-name="T1">ł</text:span><text:span text:style-name="T1"> nienawidzi</text:span><text:span text:style-name="T1">ć</text:span><text:span text:style-name="T1">, przesta</text:span><text:span text:style-name="T1">ł</text:span><text:span text:style-name="T1"> szuka</text:span><text:span text:style-name="T1">ć</text:span><text:span text:style-name="T1"> sensu, przesta</text:span><text:span text:style-name="T1">ł</text:span><text:span text:style-name="T1"> my</text:span><text:span text:style-name="T1">ś</text:span><text:span text:style-name="T1">le</text:span><text:span text:style-name="T1">ć</text:span><text:span text:style-name="T1">.</text:span></text:p>
      <text:p text:style-name="Text_20_body"><text:span text:style-name="T1">I w</text:span><text:span text:style-name="T1">ó</text:span><text:span text:style-name="T1">wczas wyruszyli.</text:span></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text:span><text:span text:style-name="T1">ó</text:span><text:span text:style-name="T1">rym pola i pa</text:span><text:span text:style-name="T1">ń</text:span><text:span text:style-name="T1">skie, w</text:span><text:span text:style-name="T1">ł</text:span><text:span text:style-name="T1">asne obrabia</text:span><text:span text:style-name="T1">ć</text:span><text:span text:style-name="T1"> by</text:span><text:span text:style-name="T1">łó</text:span><text:span text:style-name="T1"> mo</text:span><text:span text:style-name="T1">ż</text:span><text:span text:style-name="T1">na</text:span>, tu jednak Szymon i jego starsi bracia, i ojciec stary do królewskiej ziemi przypisani byli a serce starosty jakoby z kamienia było. A nie zawsze by<text:span text:style-name="T1">ł</text:span><text:span text:style-name="T3">o tak biednie Podlasiu. Kiedy</text:span><text:span text:style-name="T1">ś</text:span><text:span text:style-name="T3"> przecie by</text:span><text:span text:style-name="T1">ł</text:span><text:span text:style-name="T3">y i sady, i ko</text:span><text:span text:style-name="T1">ń</text:span><text:span text:style-name="T3">mi si</text:span><text:span text:style-name="T1">ę</text:span><text:span text:style-name="T3"> ora</text:span><text:span text:style-name="T1">ł</text:span><text:span text:style-name="T3">o, a teraz, to ju</text:span><text:span text:style-name="T1">ż</text:span><text:span text:style-name="T3"> b</text:span><text:span text:style-name="T1">ę</text:span><text:span text:style-name="T3">dzie od szwedzkich czas</text:span><text:span text:style-name="T1">ó</text:span><text:span text:style-name="T3">w chyba, i sady wyci</text:span><text:span text:style-name="T1">ę</text:span><text:span text:style-name="T3">te, i konie pobrane, a same nie wr</text:span><text:span text:style-name="T1">ó</text:span><text:span text:style-name="T3">c</text:span><text:span text:style-name="T1">ą</text:span><text:span text:style-name="T3">. Po Szwedach przyszli Siedmiogrodzianie, a po nich Moskale, poszli oni wszyscy wreszcie, ale zniszczenia zosta</text:span><text:span text:style-name="T1">ł</text:span><text:span text:style-name="T3">y. Szymon nie m</text:span><text:span text:style-name="T1">ó</text:span><text:span text:style-name="T3">g</text:span><text:span text:style-name="T1">ł</text:span><text:span text:style-name="T3"> filozofowa</text:span><text:span text:style-name="T1">ć</text:span><text:span text:style-name="T3"> o tym, dlaczego wi</text:span><text:span text:style-name="T1">ę</text:span><text:span text:style-name="T3">kszo</text:span><text:span text:style-name="T1">ść</text:span><text:span text:style-name="T3"> wsi prywatnych w dwadzie</text:span><text:span text:style-name="T1">ś</text:span><text:span text:style-name="T3">cia lat po Potopie ju</text:span><text:span text:style-name="T1">ż</text:span><text:span text:style-name="T3"> w pe</text:span><text:span text:style-name="T1">ł</text:span><text:span text:style-name="T3">ni odbudowanych by</text:span><text:span text:style-name="T1">ł</text:span><text:span text:style-name="T3">o, a kr</text:span><text:span text:style-name="T1">ó</text:span><text:span text:style-name="T3">lewskie dalej w ruinie le</text:span><text:span text:style-name="T1">ż</text:span><text:span text:style-name="T3">a</text:span><text:span text:style-name="T1">ł</text:span><text:span text:style-name="T3">y</text:span><text:span text:style-name="T3"><text:note text:id="ftn2" text:note-class="endnote"><text:note-citation>2</text:note-citation><text:note-body><text:p text:style-name="Endnote"><text:span text:style-name="T8">Do dzisiaj niewielu o tym filozofowa</text:span><text:span text:style-name="T2">ł</text:span><text:span text:style-name="T5">o. </text:span><text:span text:style-name="T8">Historycznie,</text:span> </text:p></text:note-body></text:note></text:span><text:span text:style-name="T3">. <text:s/>Zrobi</text:span><text:span text:style-name="T1">ł</text:span><text:span text:style-name="T3"> jednak to, co te</text:span><text:span text:style-name="T1">ż</text:span><text:span text:style-name="T3"> i tysi</text:span><text:span text:style-name="T1">ą</text:span><text:span text:style-name="T3">ce innych ch</text:span><text:span text:style-name="T1">ł</text:span><text:span text:style-name="T3">op</text:span><text:span text:style-name="T1">ó</text:span><text:span text:style-name="T3">w ze zrujnowanych wsi, da</text:span><text:span text:style-name="T1">ł</text:span><text:span text:style-name="T3"> si</text:span><text:span text:style-name="T1">ę</text:span><text:span text:style-name="T3"> zwerbowa</text:span><text:span text:style-name="T1">ć</text:span><text:span text:style-name="T3">.</text:span></text:p>
      <text:p text:style-name="Text_20_body"><text:span text:style-name="T3">Maszerowa</text:span><text:span text:style-name="T1">ł</text:span><text:span text:style-name="T3"> zatem Peter z muszkietem na jednym ramieniu, i z forkietem na drugim. Mia</text:span><text:span text:style-name="T1">ł</text:span><text:span text:style-name="T3"> na sobie nowy, niebieski kubrak, kapelusz z szerokim rondem i drago</text:span><text:span text:style-name="T1">ń</text:span><text:span text:style-name="T3">skie buty. Raz</text:span><text:span text:style-name="T1">em z nim na drodze kurz wzbija</text:span><text:span text:style-name="T1">ł</text:span><text:span text:style-name="T1">a ca</text:span><text:span text:style-name="T1">ł</text:span><text:span text:style-name="T1">a kompania muszkieter</text:span><text:span text:style-name="T1">ó</text:span><text:span text:style-name="T1">w. Za nimi maszerowa</text:span><text:span text:style-name="T1">ł</text:span><text:span text:style-name="T1">a kompania pikinier</text:span><text:span text:style-name="T1">ó</text:span><text:span text:style-name="T1">w, dalej znowu muszkieterowie, i tak dalej, ca</text:span><text:span text:style-name="T1">ł</text:span><text:span text:style-name="T1">y regiment piechoty. Za nimi jecha</text:span><text:span text:style-name="T1">ł</text:span><text:span text:style-name="T1"> konno Szymon Becza</text:span><text:span text:style-name="T1">ł</text:span><text:span text:style-name="T1">a wraz z ca</text:span><text:span text:style-name="T1">ł</text:span><text:span text:style-name="T1">ym regimentem dragon</text:span><text:span text:style-name="T1">ó</text:span><text:span text:style-name="T1">w. Dalej inne, nowo sformowane regimenty z ca</text:span><text:span text:style-name="T1">ł</text:span><text:span text:style-name="T1">ej wiernej kr</text:span><text:span text:style-name="T1">ó</text:span><text:span text:style-name="T1">lowi Rzeczypospolitej.</text:span></text:p>
      <text:p text:style-name="P2">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text:span text:style-name="T1">ś</text:span>miany.</text:p>
      <text:p text:style-name="Dialog">- Czo<text:span text:style-name="T1">ł</text:span>em, panie Starczy<text:span text:style-name="T1">ń</text:span>ski! Ciesz<text:span text:style-name="T1">ę</text:span> si<text:span text:style-name="T1">ę</text:span>, <text:span text:style-name="T1">ż</text:span>e wa<text:span text:style-name="T1">ś</text:span>ci znowu widz<text:span text:style-name="T1">ę</text:span> - krzykn<text:span text:style-name="T1">ął</text:span> m<text:span text:style-name="T1">ł</text:span>odszy porucznik do dow<text:span text:style-name="T1">ó</text:span>dcy pancernych.</text:p>
      <text:p text:style-name="Dialog">- Czo<text:span text:style-name="T1">ł</text:span>em, czo<text:span text:style-name="T1">ł</text:span>em, panie Ostrowski - odpowiedzia<text:span text:style-name="T1">ł</text:span> starszy porucznik - <text:span text:style-name="T1">cieszysz się waść pewno również</text:span><text:span text:style-name="T1"> na wyprawę wojenną.</text:span></text:p>
      <text:p text:style-name="P3">- I pewno, wreszcie wyprawa na wroga.</text:p>
      <text:p text:style-name="P3">- To waści nie zajedno, kogo pierzem? Czy Turków, czy patriotów? - pan Starczyński nie mógł powstrzymać sarkazmu.</text:p>
      <text:p text:style-name="P3">- Rodak<text:span text:style-name="T1">ó</text:span>w bi<text:span text:style-name="T1">ć</text:span> ci<text:span text:style-name="T1">ęż</text:span>ko, cho<text:span text:style-name="T1">ć patriotów wśród nich nie było, cośmy ich w Poznaniu pogromili. Przeciw majestatowi króla rękę podnieśli.</text:span></text:p>
      <text:p text:style-name="P3"><text:span text:style-name="T1">- W obronie wolności swej st</text:span>awa<text:span text:style-name="T1">ć przywilejem szlachcica i obywatela jest w tej Rzeczypospolitej.</text:span></text:p>
      <text:p text:style-name="P3">- Broń na króla albo hetmana wielkiego podnosić w czas wojenny to warcholstwo a i prawie zdrada.</text:p>
      <text:p text:style-name="P3">- Jednak król i hetman wielki wojsko w czas wojenny nie na Turka powiodł był, jeno na Poznań.</text:p>
      <text:p text:style-name="P3"><text:soft-page-break/>- Przecie Poznań ten już drugi raz po elekcji przeciw elektowi większością sejmu na Woli obranemu zbuntował się, i to zdrajców a także posłów z Brandenburgii robota. To jasne po tym, jak znaleźliśmy listy u tych pludraków, co i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2">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2"/>
      <text:list xml:id="list40384864" text:continue-numbering="true" text:style-name="Outline">
        <text:list-item>
          <text:h text:style-name="Heading_20_2" text:outline-level="1"/>
        </text:list-item>
      </text:list>
      <text:p text:style-name="P2">Wreszcie regimenty i chor<text:span text:style-name="T1">ą</text:span>gwie wszystkie na swoje miejsce jak kawa<text:span text:style-name="T1">ł</text:span>ki uk<text:span text:style-name="T1">ł</text:span>adanki wskoczy<text:span text:style-name="T1">ł</text:span>y. Pan Jab<text:span text:style-name="T1">ł</text:span>onowski z zadowoleniem pochyla<text:span text:style-name="T1">ł</text:span> si<text:span text:style-name="T1">ę</text:span> nad map<text:span text:style-name="T1">ą</text:span>, jego plan obronny Rusi obrazuj<text:span text:style-name="T1">ą</text:span>c<text:span text:style-name="T1">ą</text:span>. Przodem, po wschodniej stronie Strypy i Zbrucza, le<text:span text:style-name="T1">ż</text:span>a<text:span text:style-name="T1">ł</text:span>y chor<text:span text:style-name="T1">ą</text:span>gwie lekkie, ruchy przeciwnika rozpozna<text:span text:style-name="T1">ć</text:span> maj<text:span text:style-name="T1">ą</text:span>ce. Za Zbruczem <text:span text:style-name="T1">rozstawiono regimenty piechoty cudzoziemskiej, mocno bronią ognistą nasycone i artylerią lekką wsparte, nieco dalej zaś chorągwie pancerne i husarskie. Główny odwód pod dow</text:span><text:span text:style-name="T1">ó</text:span>dztwem Miko<text:span text:style-name="T1">ł</text:span>aja Sieniawskiego <text:span text:style-name="T1">stał wedle Lwowa. I teraz nadeszło uderzenie wroga.</text:span></text:p>
      <text:p text:style-name="P2">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text:span text:style-name="T1">ą</text:span>, przez liczne rzeki Rusi przeprawi<text:span text:style-name="T1">ć</text:span> si<text:span text:style-name="T1">ę</text:span> musz<text:span text:style-name="T1">ą</text:span>. Oto Strypa, do<text:span text:style-name="T1">ść</text:span> g<text:span text:style-name="T1">łę</text:span>bokim w<text:span text:style-name="T1">ą</text:span>wozem p<text:span text:style-name="T1">ł</text:span>yn<text:span text:style-name="T1">ą</text:span>ca. Ju<text:span text:style-name="T1">ż</text:span> pierwsze szeregi czambu<text:span text:style-name="T1">ł</text:span>u w nurt rzeki wesz<text:span text:style-name="T1">ł</text:span>y, ju<text:span text:style-name="T1">ż</text:span> wspinaj<text:span text:style-name="T1">ą</text:span> si<text:span text:style-name="T1">ę</text:span> na przeciwleg<text:span text:style-name="T1">łą skarpę. Pogonili konie, trzeba wejść na skarpę zanim Lachy, jeśli siedzą na wierzchu, skrzykną się i obronę zorganizują. </text:span></text:p>
      <text:p text:style-name="P2">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text:span text:style-name="T1">ó</text:span>w rzucanie, tak <text:span text:style-name="T1">ż</text:span>wawo wr<text:span text:style-name="T1">ó</text:span>g ucieka<text:span text:style-name="T1">ł</text:span>. Allach łaskawy, cały czambuł przeprawi się teraz bez problemów.</text:p>
      <text:p text:style-name="P2">Rozkaz wyrwa<text:span text:style-name="T1">ł</text:span> piechot<text:span text:style-name="T1">ę</text:span> z popo<text:span text:style-name="T1">ł</text:span>udniowej drzemki. W takt werbla, poganiane wrzaskiem sier<text:span text:style-name="T1">ż</text:span>ant<text:span text:style-name="T1">ó</text:span>w, kompanie wybiega<text:span text:style-name="T1">ł</text:span>y przed wa<text:span text:style-name="T1">ł</text:span> obozu, dopiero co wielkim wysi<text:span text:style-name="T1">ł</text:span>kiem w promieniach sierpniowego s<text:span text:style-name="T1">ł</text:span>o<text:span text:style-name="T1">ń</text:span>ca wzniesionego. Peter Piwitz d<text:span text:style-name="T1">ź</text:span>wiga<text:span text:style-name="T1">ł</text:span> sw<text:span text:style-name="T1">ó</text:span>j muszkiet i wide<text:span text:style-name="T1">ł</text:span>ki do niego w obu r<text:span text:style-name="T1">ę</text:span>kach i <text:span text:style-name="T1">przebiegł obok </text:span>pikinier<text:span text:style-name="T1">ó</text:span>w, ju<text:span text:style-name="T1">ż</text:span> wbijaj<text:span text:style-name="T1">ą</text:span>cych w pylist<text:span text:style-name="T1">ą</text:span> ziemi<text:span text:style-name="T1">ę</text:span> tylce swoich pik. O kilkana<text:span text:style-name="T1">ś</text:span>cie krok<text:span text:style-name="T1">ó</text:span>w przed pikinierami sta<text:span text:style-name="T1">ł</text:span> sier<text:span text:style-name="T1">ż</text:span>ant Petera i pokazywa<text:span text:style-name="T1">ł</text:span> szpontonem muszkieterom, gdzie maj<text:span text:style-name="T1">ą</text:span> lini<text:span text:style-name="T1">ę</text:span> swoj<text:span text:style-name="T1">ą</text:span> ustawi<text:span text:style-name="T1">ć</text:span>. Tam te<text:span text:style-name="T1">ż</text:span> ujrza<text:span text:style-name="T1">ł</text:span> Peter chmur<text:span text:style-name="T1">ę</text:span> py<text:span text:style-name="T1">ł</text:span>u, szybko zmierzaj<text:span text:style-name="T1">ą</text:span>c<text:span text:style-name="T1">ą</text:span> ku nim od strony rzeki Strypy. To jazda! Peter pomy<text:span text:style-name="T1">ś</text:span>la<text:span text:style-name="T1">ł</text:span> „za p<text:span text:style-name="T1">óź</text:span>no!”. By<text:span text:style-name="T1">ł</text:span>a to jednak chor<text:span text:style-name="T1">ą</text:span>giew koronnej jazdy lekkiej, kt<text:span text:style-name="T1">ó</text:span>ra zwolni<text:span text:style-name="T1">ł</text:span>a przy piechurach, a jej dow<text:span text:style-name="T1">ó</text:span>dca krzykn<text:span text:style-name="T1">ął</text:span> „Tatar<text:span text:style-name="T1">ó</text:span>w zagon niema<text:span text:style-name="T1">ł</text:span>y, dwa pacierze za nami!”. Je<text:span text:style-name="T1">ź</text:span>d<text:span text:style-name="T1">ź</text:span>cy ju<text:span text:style-name="T1">ż</text:span> wolniej min<text:span text:style-name="T1">ęli obóz i zniknęli wśród wzgórz ciągnących się w stronę Lwowa. </text:span></text:p>
      <text:p text:style-name="P2"><text:span text:style-name="T1">Peterowi krew dudniła w uszach, ledwo słyszał rozkazy sierżanta, nakazujące muszkiet oprzeć o widełki i podsypać, mimo że sierżant tuż koło Petera, w drugim szeregu muszkieterów, stanął. </text:span><text:soft-page-break/><text:span text:style-name="T1">Chmura pyłu wzniesiona przez lekką jazdę przesłaniała Peterowi widok. Wzrok sierżanta, starego </text:span><text:span text:style-name="T1">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span></text:p>
      <text:p text:style-name="P2">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2">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2">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2">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text:soft-page-break/>przez swój lud ognisty i przez armaty, i z troską myślał o coraz wolniej dochodzących do Lwowa uzupełnieniach amunicji.</text:p>
      <text:p text:style-name="P10"/>
      <text:p text:style-name="P10">* <text:s/>* <text:s/>*</text:p>
      <text:p text:style-name="P2"/>
      <text:p text:style-name="P2">Pogoda psu<text:span text:style-name="T1">ł</text:span>a si<text:span text:style-name="T1">ę</text:span> coraz bardziej nad Kana<text:span text:style-name="T1">ł</text:span>em La Manche i kapitan de Gourdant chcia<text:span text:style-name="T1">ł</text:span> wreszcie wiedzie<text:span text:style-name="T1">ć</text:span>, kiedy nast<text:span text:style-name="T1">ę</text:span>pnego rejsu do Gda<text:span text:style-name="T1">ń</text:span>ska spodziewa<text:span text:style-name="T1">ć</text:span> si<text:span text:style-name="T1">ę</text:span> przyjdzie. Wszak okr<text:span text:style-name="T1">ę</text:span>ty przygotowa<text:span text:style-name="T1">ć</text:span> trzeba, a je<text:span text:style-name="T1">ś</text:span>li pora zimowa na Ba<text:span text:style-name="T1">ł</text:span>tyku ich zastanie, to i wyposa<text:span text:style-name="T1">ż</text:span>enie warsztatowe trzeba by mie<text:span text:style-name="T1">ć</text:span> ze sob<text:span text:style-name="T1">ą</text:span>, i materia<text:span text:style-name="T1">ł</text:span>y szkutnicze. W przypadku konieczno<text:span text:style-name="T1">ś</text:span>ci napraw trudno na co<text:span text:style-name="T1">ś</text:span> liczy<text:span text:style-name="T1">ć</text:span> w tych <text:s/>wschodnich krajach. Ponury z natury de Gourdant chmurzy<text:span text:style-name="T1">ł</text:span> si<text:span text:style-name="T1">ę</text:span> coraz bardziej, w miar<text:span text:style-name="T1">ę</text:span> jak na niebie chmury jesienne g<text:span text:style-name="T1">ę</text:span>stnia<text:span text:style-name="T1">ł</text:span>y. Poczucie obowi<text:span text:style-name="T1">ą</text:span>zku wobec spodziewanej wyprawy kaza<text:span text:style-name="T1">ł</text:span>y mu szuka<text:span text:style-name="T1">ć</text:span> pu<text:span text:style-name="T1">ł</text:span>kownika de <text:span text:style-name="T8">Beaulieu, kt</text:span><text:span text:style-name="T2">ó</text:span><text:span text:style-name="T8">ry najpewniejsze informacje co do rozkaz</text:span><text:span text:style-name="T2">ó</text:span><text:span text:style-name="T8">w spodziewanych dostarczy</text:span><text:span text:style-name="T2">ć</text:span><text:span text:style-name="T8"> m</text:span><text:span text:style-name="T2">ó</text:span><text:span text:style-name="T8">g</text:span><text:span text:style-name="T2">ł</text:span><text:span text:style-name="T8">. Wrodzony up</text:span><text:span text:style-name="T2">ó</text:span><text:span text:style-name="T8">r kapitana doprowadzi</text:span><text:span text:style-name="T2">ł</text:span><text:span text:style-name="T8"> go do odpowiednich drzwi w Sekretariacie Marynarki w Pary</text:span><text:span text:style-name="T2">ż</text:span><text:span text:style-name="T8">u, gdzie w tajnym gabinecie tajny urz</text:span><text:span text:style-name="T2">ę</text:span><text:span text:style-name="T8">dnik wyjawi</text:span><text:span text:style-name="T2">ł</text:span><text:span text:style-name="T8"> w zaufaniu, w kt</text:span><text:span text:style-name="T2">ó</text:span><text:span text:style-name="T8">rej knajpie w Rouen pan pu</text:span><text:span text:style-name="T2">łkownik de Beaulieu w nowej tajnej misji aktualnie wino popija.</text:span></text:p>
      <text:p text:style-name="P2"><text:span text:style-name="T2">Pojechał zatem de Gourdant do Rouen.</text:span></text:p>
      <text:p text:style-name="P2"><text:span text:style-name="T2"/></text:p>
      <text:p text:style-name="Text_20_body"><text:span text:style-name="T3">Scena na okr</text:span><text:span text:style-name="T1">ę</text:span><text:span text:style-name="T3">cie francuskim kt</text:span><text:span text:style-name="T1">ó</text:span><text:span text:style-name="T3">ry op</text:span><text:span text:style-name="T1">óź</text:span><text:span text:style-name="T3">nia wyj</text:span><text:span text:style-name="T1">ś</text:span><text:span text:style-name="T3">cie - Francja op</text:span><text:span text:style-name="T1">óź</text:span><text:span text:style-name="T3">nia wyp</text:span><text:span text:style-name="T1">ł</text:span><text:span text:style-name="T3">aty dla Sobieskiego.</text:span></text:p>
      <text:p text:style-name="Text_20_body"><text:span text:style-name="T1">Sobieski w rozmowie z Kąckim komentuje braki w kasie. Jan Andrzej Morsztyn jednak rozbudowuje z rozmachem pa</text:span><text:span text:style-name="T1">ł</text:span><text:span text:style-name="T1">ac pod Warszaw</text:span><text:span text:style-name="T1">ą</text:span><text:span text:style-name="T1">.</text:span></text:p>
      <text:p text:style-name="Text_20_body"><text:span text:style-name="T1">Jednak wiedzia</text:span><text:span text:style-name="T1">ł</text:span><text:span text:style-name="T1"> kr</text:span><text:span text:style-name="T1">ó</text:span><text:span text:style-name="T1">l i hetman wielki w jednej osobie, </text:span><text:span text:style-name="T1">ż</text:span><text:span text:style-name="T1">e pieni</text:span><text:span text:style-name="T1">ę</text:span><text:span text:style-name="T1">dzy wkr</text:span><text:span text:style-name="T1">ó</text:span><text:span text:style-name="T1">tce zbraknie i </text:span><text:span text:style-name="T1">ż</text:span><text:span text:style-name="T1">e wojn</text:span><text:span text:style-name="T1">ę</text:span><text:span text:style-name="T1"> szybko ko</text:span><text:span text:style-name="T1">ń</text:span><text:span text:style-name="T1">czy</text:span><text:span text:style-name="T1">ć trzeba. </text:span></text:p>
      <text:p text:style-name="P2"/>
      <text:p text:style-name="P2"/>
      <text:p text:style-name="P2"/>
      <text:p text:style-name="P7">Tymczasem konfederaci na Litwie</text:p>
      <text:p text:style-name="P7">Wszelkie mrzonki o w<text:span text:style-name="T1">ł</text:span>asnej polityki prowadzeniu to megalomania, dla Rzeczypospolitej niebezpieczna. O Prusy upomina<text:span text:style-name="T1">ć</text:span> si<text:span text:style-name="T1">ę</text:span>, Elektora wyzywa<text:span text:style-name="T1">ć</text:span> - to si<text:span text:style-name="T1">ę</text:span> nie spodoba cesarzowi, kt<text:span text:style-name="T1">ó</text:span>ry wszak cywilizacji emanacj<text:span text:style-name="T1">ą</text:span> jest. Razem z nim polityk<text:span text:style-name="T1">ę</text:span> prowadzi<text:span text:style-name="T1">ć</text:span> trzeba, nie przeciw niemu. Mo<text:span text:style-name="T1">ż</text:span>e co<text:span text:style-name="T1">ś</text:span> z takiej wsp<text:span text:style-name="T1">ółpracy wyniesie Rzeczpospolita, jeśli Cesarz łaskaw będzie, zaś na pewno wzbogacą się na niej kiesy sojuszników Cesarza.</text:span></text:p>
      <text:p text:style-name="P3"/>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text:soft-page-break/></text:p>
      <text:p text:style-name="P1">A dalej, o tym jak Ostrowski wytycza szlak handlowy wzd<text:span text:style-name="T1">ł</text:span>u<text:span text:style-name="T1">ż</text:span>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9cm" fo:text-indent="1.251cm" style:auto-text-indent="false"/>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master-page-name="">
      <style:paragraph-properties fo:margin-left="1.251cm" fo:margin-right="0cm" fo:margin-top="0cm" fo:margin-bottom="0cm" fo:text-indent="0cm" style:auto-text-indent="false" style:page-number="auto"/>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3</meta:editing-cycles>
    <meta:creation-date>2014-08-22T08:05:00</meta:creation-date>
    <dc:date>2016-06-08T20:21:45.99</dc:date>
    <meta:editing-duration>P68DT5H49M25S</meta:editing-duration>
    <meta:generator>OpenOffice/4.1.1$Win32 OpenOffice.org_project/411m6$Build-9775</meta:generator>
    <dc:creator>Mikolaj Trzeciecki</dc:creator>
    <meta:document-statistic meta:table-count="0" meta:image-count="0" meta:object-count="0" meta:page-count="8" meta:paragraph-count="61" meta:word-count="3081" meta:character-count="2099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